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ubtitle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Heading_20_3">
      <style:text-properties style:font-name="Liberation Serif"/>
    </style:style>
    <style:style style:name="P6" style:family="paragraph" style:parent-style-name="Heading_20_3">
      <style:text-properties style:font-name="Liberation Serif" officeooo:rsid="0004bc31" officeooo:paragraph-rsid="0004bc31"/>
    </style:style>
    <style:style style:name="P7" style:family="paragraph" style:parent-style-name="Heading_20_4">
      <style:text-properties style:font-name="Liberation Serif"/>
    </style:style>
    <style:style style:name="P8" style:family="paragraph" style:parent-style-name="Heading_20_4">
      <style:text-properties style:font-name="Liberation Serif" officeooo:rsid="0004bc31" officeooo:paragraph-rsid="0004bc31"/>
    </style:style>
    <style:style style:name="P9" style:family="paragraph" style:parent-style-name="Heading_20_4">
      <style:text-properties style:font-name="Liberation Serif" officeooo:rsid="0004bc31" officeooo:paragraph-rsid="0005a90d"/>
    </style:style>
    <style:style style:name="P10" style:family="paragraph" style:parent-style-name="Title">
      <style:text-properties style:font-name="Liberation Serif" officeooo:rsid="0004bc31" officeooo:paragraph-rsid="0004bc31"/>
    </style:style>
    <style:style style:name="P11" style:family="paragraph" style:parent-style-name="Heading_20_2">
      <style:text-properties officeooo:paragraph-rsid="0007012e"/>
    </style:style>
    <style:style style:name="P12" style:family="paragraph" style:parent-style-name="Heading_20_3">
      <style:text-properties style:font-name="Liberation Serif" officeooo:paragraph-rsid="0007012e"/>
    </style:style>
    <style:style style:name="P13" style:family="paragraph" style:parent-style-name="Subtitle">
      <style:text-properties style:font-name="Liberation Serif" officeooo:paragraph-rsid="0008d430"/>
    </style:style>
    <style:style style:name="P14" style:family="paragraph" style:parent-style-name="Text_20_body" style:list-style-name="L1"/>
    <style:style style:name="P15" style:family="paragraph" style:parent-style-name="Text_20_body" style:list-style-name="L2">
      <style:text-properties officeooo:paragraph-rsid="0004bc31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4">
      <style:text-properties officeooo:paragraph-rsid="0008d430"/>
    </style:style>
    <style:style style:name="P19" style:family="paragraph" style:parent-style-name="Text_20_body">
      <style:text-properties style:font-name="Liberation Serif" fo:font-size="12pt" style:font-size-asian="12pt" style:font-size-complex="12pt"/>
    </style:style>
    <style:style style:name="P20" style:family="paragraph" style:parent-style-name="Text_20_body">
      <style:text-properties style:font-name="Liberation Serif" fo:font-size="12pt" officeooo:paragraph-rsid="0008d430" style:font-size-asian="12pt" style:font-size-complex="12pt"/>
    </style:style>
    <style:style style:name="P21" style:family="paragraph" style:parent-style-name="Text_20_body">
      <style:text-properties officeooo:rsid="0007012e" officeooo:paragraph-rsid="0007012e"/>
    </style:style>
    <style:style style:name="P22" style:family="paragraph" style:parent-style-name="Text_20_body">
      <style:text-properties style:font-name="Liberation Serif" officeooo:rsid="0004bc31" officeooo:paragraph-rsid="0004bc31"/>
    </style:style>
    <style:style style:name="T1" style:family="text">
      <style:text-properties officeooo:rsid="0004bc31"/>
    </style:style>
    <style:style style:name="T2" style:family="text">
      <style:text-properties style:font-name="Liberation Sans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4bc31"/>
    </style:style>
    <style:style style:name="T5" style:family="text">
      <style:text-properties officeooo:rsid="0005a90d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ema 9</text:p>
      <text:p text:style-name="P13">Dependencias en Spring Boot</text:p>
      <text:p text:style-name="P22">Spring Boot permite el desarrollo de aplicaciones Java basadas en Spring.</text:p>
      <text:h text:style-name="P6" text:outline-level="3"><text:span text:style-name="T5">1.</text:span>Lombok</text:h>
      <text:p text:style-name="Text_20_body"><text:span text:style-name="Strong_20_Emphasis"><text:span text:style-name="T3">Lombok</text:span></text:span><text:span text:style-name="T3"> es una librería que reduce la cantidad de código repetitivo en Java</text:span></text:p>
      <text:h text:style-name="P8" text:outline-level="4">Anotaciones principales:</text:h>
      <text:list xml:id="list1399187233" text:style-name="L1">
        <text:list-item>
          <text:p text:style-name="P14"><text:span text:style-name="Source_20_Text"><text:span text:style-name="T3">@Getter</text:span></text:span><text:span text:style-name="T3"> y </text:span><text:span text:style-name="Source_20_Text"><text:span text:style-name="T3">@Setter</text:span></text:span><text:span text:style-name="T3">: Generan automáticamente los métodos getter y setter.</text:span></text:p>
        </text:list-item>
        <text:list-item>
          <text:p text:style-name="P14"><text:span text:style-name="Source_20_Text"><text:span text:style-name="T3">@NoArgsConstructor</text:span></text:span><text:span text:style-name="T3"> y </text:span><text:span text:style-name="Source_20_Text"><text:span text:style-name="T3">@AllArgsConstructor</text:span></text:span><text:span text:style-name="T3">: Generan constructores sin y con argumentos.</text:span></text:p>
        </text:list-item>
        <text:list-item>
          <text:p text:style-name="P14"><text:span text:style-name="Source_20_Text"><text:span text:style-name="T3">@Data</text:span></text:span><text:span text:style-name="T3">: Combina </text:span><text:span text:style-name="Source_20_Text"><text:span text:style-name="T3">@Getter</text:span></text:span><text:span text:style-name="T3">, </text:span><text:span text:style-name="Source_20_Text"><text:span text:style-name="T3">@Setter</text:span></text:span><text:span text:style-name="T3">, </text:span><text:span text:style-name="Source_20_Text"><text:span text:style-name="T3">@ToString</text:span></text:span><text:span text:style-name="T3">, </text:span><text:span text:style-name="Source_20_Text"><text:span text:style-name="T3">@EqualsAndHashCode</text:span></text:span><text:span text:style-name="T3"> y </text:span><text:span text:style-name="Source_20_Text"><text:span text:style-name="T3">@RequiredArgsConstructor</text:span></text:span><text:span text:style-name="T3">.</text:span></text:p>
        </text:list-item>
      </text:list>
      <text:h text:style-name="P6" text:outline-level="3"><text:span text:style-name="T5">2.</text:span>Spring Web</text:h>
      <text:p text:style-name="Text_20_body"><text:span text:style-name="T3">Spring Web proporciona herramientas para desarrollar </text:span><text:span text:style-name="Strong_20_Emphasis"><text:span text:style-name="T3">servicios web RESTful</text:span></text:span><text:span text:style-name="T3"> en Spring Boot.</text:span></text:p>
      <text:h text:style-name="P9" text:outline-level="4">Anotaciones principales:</text:h>
      <text:list xml:id="list2454891885" text:style-name="L2">
        <text:list-item>
          <text:p text:style-name="P15"><text:span text:style-name="Source_20_Text"><text:span text:style-name="T4">@RestController</text:span></text:span><text:span text:style-name="T4">: Indica que la clase es un controlador REST.</text:span></text:p>
        </text:list-item>
      </text:list>
      <text:list xml:id="list3892196031" text:style-name="L3">
        <text:list-item>
          <text:p text:style-name="P16"><text:span text:style-name="Source_20_Text"><text:span text:style-name="T3">@RequestMapping</text:span></text:span><text:span text:style-name="T3">: Define rutas para los controladores.</text:span></text:p>
        </text:list-item>
        <text:list-item>
          <text:p text:style-name="P16"><text:span text:style-name="Source_20_Text"><text:span text:style-name="T3">@GetMapping</text:span></text:span><text:span text:style-name="T3">, </text:span><text:span text:style-name="Source_20_Text"><text:span text:style-name="T3">@PostMapping</text:span></text:span><text:span text:style-name="T3">, </text:span><text:span text:style-name="Source_20_Text"><text:span text:style-name="T3">@PutMapping</text:span></text:span><text:span text:style-name="T3">, </text:span><text:span text:style-name="Source_20_Text"><text:span text:style-name="T3">@DeleteMapping</text:span></text:span><text:span text:style-name="T3">: Manejan solicitudes HTTP específicas.</text:span></text:p>
        </text:list-item>
      </text:list>
      <text:h text:style-name="P5" text:outline-level="3"><text:span text:style-name="T5">3.</text:span>Spring Data JPA</text:h>
      <text:p text:style-name="Text_20_body"><text:span text:style-name="T3">Spring Data JPA simplifica la interacción con bases de datos mediante el uso de </text:span><text:span text:style-name="Strong_20_Emphasis"><text:span text:style-name="T3">Java Persistence API</text:span></text:span></text:p>
      <text:h text:style-name="P7" text:outline-level="4">Principales anotaciones:</text:h>
      <text:list xml:id="list2203573133" text:style-name="L4">
        <text:list-item>
          <text:p text:style-name="P17"><text:span text:style-name="Source_20_Text"><text:span text:style-name="T3">@Entity</text:span></text:span><text:span text:style-name="T3">: Marca una clase como una entidad de base de datos.</text:span></text:p>
        </text:list-item>
        <text:list-item>
          <text:p text:style-name="P17"><text:span text:style-name="Source_20_Text"><text:span text:style-name="T3">@Table(name = "nombre_tabla")</text:span></text:span><text:span text:style-name="T3">: Define la tabla de la base de datos.</text:span></text:p>
        </text:list-item>
        <text:list-item>
          <text:p text:style-name="P18"><text:span text:style-name="Source_20_Text"><text:span text:style-name="T3">@Id</text:span></text:span><text:span text:style-name="T3">: Indica la clave primaria.</text:span></text:p>
        </text:list-item>
        <text:list-item>
          <text:p text:style-name="P18"><text:span text:style-name="Source_20_Text"><text:span text:style-name="T7">@Column: </text:span></text:span><text:span text:style-name="T7">Personaliza las propiedades de la columna en la BD.</text:span></text:p>
        </text:list-item>
        <text:list-item>
          <text:p text:style-name="P17"><text:span text:style-name="Source_20_Text"><text:span text:style-name="T3">@GeneratedValue(strategy = GenerationType.IDENTITY)</text:span></text:span><text:span text:style-name="T3">: Genera automáticamente los valores de la clave primaria.</text:span></text:p>
        </text:list-item>
        <text:list-item>
          <text:p text:style-name="P17"><text:span text:style-name="Source_20_Text"><text:span text:style-name="T3">@Repository</text:span></text:span><text:span text:style-name="T3">: Marca una interfaz como un repositorio de JPA.</text:span></text:p>
        </text:list-item>
      </text:list>
      <text:p text:style-name="Text_20_body"><text:span text:style-name="T3"/></text:p>
      <text:h text:style-name="P11" text:outline-level="2"><text:soft-page-break/><text:span text:style-name="T6"><text:tab/>3.1. Configuración de la conexión a la BD en </text:span><text:span text:style-name="Source_20_Text"><text:span text:style-name="T6">application.properties</text:span></text:span></text:h>
      <text:p text:style-name="P19"><text:tab/>Para conectar Spring Boot con una base de datos, se configuran estas propiedades:</text:p>
      <text:p text:style-name="P19"># Conexión a la BD</text:p>
      <text:p text:style-name="P19">spring.datasource.url=jdbc:mysql://localhost:3306/mi_base_de_datos</text:p>
      <text:p text:style-name="P19">spring.datasource.username=usuario</text:p>
      <text:p text:style-name="P19">spring.datasource.password=contraseña</text:p>
      <text:p text:style-name="P19">spring.datasource.driver-class-name=com.mysql.cj.jdbc.Driver</text:p>
      <text:p text:style-name="P19"/>
      <text:p text:style-name="P19"># Configuración de Hibernate</text:p>
      <text:p text:style-name="P19">spring.jpa.database-platform=org.hibernate.dialect.MySQL8Dialect</text:p>
      <text:p text:style-name="P19">spring.jpa.hibernate.ddl-auto=update</text:p>
      <text:p text:style-name="P20">spring.j</text:p>
      <text:p text:style-name="P20">+a.show-sql=true <text:s/># Muestra las consultas SQL en la consola</text:p>
      <text:p text:style-name="P19"><text:span text:style-name="T8"/></text:p>
      <text:p text:style-name="P19"><text:span text:style-name="T8"><text:tab/>Opciones para </text:span><text:span text:style-name="Source_20_Text"><text:span text:style-name="T8">spring.jpa.hibernate.ddl-auto</text:span></text:span><text:span text:style-name="T8"> </text:span></text:p>
      <text:p text:style-name="P21">Con esta propiedad se gestionan las tablas en la BD.</text:p>
      <text:p text:style-name="P21">None → No hace cambios en la BD.</text:p>
      <text:p text:style-name="P21">Validate → Verifica que la BD coincide con las entidades, pero no modifica nada.</text:p>
      <text:p text:style-name="P21">Update → Modifica la BD para adaptarse a las entidades sin borrar datos.</text:p>
      <text:p text:style-name="P21">Create → Crea las tablas desde cero en cada inicia, en este caso se borran los datos.</text:p>
      <text:p text:style-name="P21">Create-drop → Funciona como create pero borra las tablas al apagar la aplicación.</text:p>
      <text:h text:style-name="P12" text:outline-level="3"><text:span text:style-name="T5">4.</text:span>Hibernate</text:h>
      <text:p text:style-name="Text_20_body"><text:span text:style-name="T3">Hibernate es una </text:span><text:span text:style-name="Strong_20_Emphasis"><text:span text:style-name="T3">implementación de JPA</text:span></text:span><text:span text:style-name="T3"> que gestiona la persistencia de datos en bases de datos relacionales.</text:span></text:p>
      <text:p text:style-name="P3">Anotaciones Spring</text:p>
      <text:p text:style-name="P4"><text:span text:style-name="T1">L</text:span>as anotaciones son esenciales para la configuración y el manejo de dependencias, lo que facilita la implementación de aplicaciones de manera eficiente y organizada.</text:p>
      <text:h text:style-name="Heading_20_3" text:outline-level="3"><text:span text:style-name="T2">1. </text:span><text:span text:style-name="Source_20_Text"><text:span text:style-name="T2">@RestController</text:span></text:span></text:h>
      <text:p text:style-name="Text_20_body"><text:span text:style-name="T2">Esta anotación se utiliza para definir una clase como un controlador en una aplicación web de Spring Boot. Combina las funcionalidades de </text:span><text:span text:style-name="Source_20_Text"><text:span text:style-name="T2">@Controller</text:span></text:span><text:span text:style-name="T2"> y </text:span><text:span text:style-name="Source_20_Text"><text:span text:style-name="T2">@ResponseBody</text:span></text:span><text:span text:style-name="T2">, lo que significa que los métodos dentro de la clase retornarán directamente datos en formato JSON o XML.</text:span></text:p>
      <text:p text:style-name="Text_20_body"><text:span text:style-name="Strong_20_Emphasis"><text:span text:style-name="T2">Ejemplo:</text:span></text:span></text:p>
      <text:p text:style-name="Preformatted_20_Text"><text:soft-page-break/><text:span text:style-name="Source_20_Text"><text:span text:style-name="T2">@RestController</text:span></text:span></text:p>
      <text:p text:style-name="Preformatted_20_Text"><text:span text:style-name="Source_20_Text"><text:span text:style-name="T2">public class MiControlador {</text:span></text:span></text:p>
      <text:p text:style-name="Preformatted_20_Text"><text:span text:style-name="Source_20_Text"><text:span text:style-name="T2"><text:s text:c="4"/>@GetMapping("/mensaje")</text:span></text:span></text:p>
      <text:p text:style-name="Preformatted_20_Text"><text:span text:style-name="Source_20_Text"><text:span text:style-name="T2"><text:s text:c="4"/>public String mensaje() {</text:span></text:span></text:p>
      <text:p text:style-name="Preformatted_20_Text"><text:span text:style-name="Source_20_Text"><text:span text:style-name="T2"><text:s text:c="8"/>return "Hola, mundo!";</text:span></text:span></text:p>
      <text:p text:style-name="Preformatted_20_Text"><text:span text:style-name="Source_20_Text"><text:span text:style-name="T2"><text:s text:c="4"/>}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2. </text:span><text:span text:style-name="Source_20_Text"><text:span text:style-name="T2">@Autowired</text:span></text:span></text:h>
      <text:p text:style-name="P4">Se usa para la inyección de dependencias en Spring. Permite que Spring resuelva automáticamente las dependencias necesarias en una clase sin necesidad de instanciarlas manualmente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Service</text:span></text:span></text:p>
      <text:p text:style-name="Preformatted_20_Text"><text:span text:style-name="Source_20_Text"><text:span text:style-name="T2">public class MiServicio {</text:span></text:span></text:p>
      <text:p text:style-name="Preformatted_20_Text"><text:span text:style-name="Source_20_Text"><text:span text:style-name="T2"><text:s text:c="4"/>public String obtenerDato() {</text:span></text:span></text:p>
      <text:p text:style-name="Preformatted_20_Text"><text:span text:style-name="Source_20_Text"><text:span text:style-name="T2"><text:s text:c="8"/>return "Dato importante"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}</text:span></text:span></text:p>
      <text:p text:style-name="P1"/>
      <text:p text:style-name="Preformatted_20_Text"><text:span text:style-name="Source_20_Text"><text:span text:style-name="T2">@RestController</text:span></text:span></text:p>
      <text:p text:style-name="Preformatted_20_Text"><text:span text:style-name="Source_20_Text"><text:span text:style-name="T2">public class MiControlador {</text:span></text:span></text:p>
      <text:p text:style-name="Preformatted_20_Text"><text:span text:style-name="Source_20_Text"><text:span text:style-name="T2"><text:s text:c="4"/>@Autowired</text:span></text:span></text:p>
      <text:p text:style-name="Preformatted_20_Text"><text:span text:style-name="Source_20_Text"><text:span text:style-name="T2"><text:s text:c="4"/>private MiServicio miServicio;</text:span></text:span></text:p>
      <text:p text:style-name="P1"/>
      <text:p text:style-name="Preformatted_20_Text"><text:span text:style-name="Source_20_Text"><text:span text:style-name="T2"><text:s text:c="4"/>@GetMapping("/dato")</text:span></text:span></text:p>
      <text:p text:style-name="Preformatted_20_Text"><text:span text:style-name="Source_20_Text"><text:span text:style-name="T2"><text:s text:c="4"/>public String obtenerDato() {</text:span></text:span></text:p>
      <text:p text:style-name="Preformatted_20_Text"><text:span text:style-name="Source_20_Text"><text:span text:style-name="T2"><text:s text:c="8"/>return miServicio.obtenerDato();</text:span></text:span></text:p>
      <text:p text:style-name="Preformatted_20_Text"><text:span text:style-name="Source_20_Text"><text:span text:style-name="T2"><text:s text:c="4"/>}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3. </text:span><text:span text:style-name="Source_20_Text"><text:span text:style-name="T2">@GetMapping</text:span></text:span></text:h>
      <text:p text:style-name="P4">Se usa para manejar solicitudes HTTP GET en un controlador de Spring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GetMapping("/usuarios")</text:span></text:span></text:p>
      <text:p text:style-name="Preformatted_20_Text"><text:span text:style-name="Source_20_Text"><text:span text:style-name="T2">public List&lt;Usuario&gt; obtenerUsuarios() {</text:span></text:span></text:p>
      <text:p text:style-name="Preformatted_20_Text"><text:span text:style-name="Source_20_Text"><text:span text:style-name="T2"><text:s text:c="4"/>return usuarioService.listarUsuarios(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4. </text:span><text:span text:style-name="Source_20_Text"><text:span text:style-name="T2">@PathVariable</text:span></text:span></text:h>
      <text:p text:style-name="P4">Permite extraer valores de la URL y usarlos como parámetros en un método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GetMapping("/usuarios/{id}")</text:span></text:span></text:p>
      <text:p text:style-name="Preformatted_20_Text"><text:span text:style-name="Source_20_Text"><text:span text:style-name="T2">public Usuario obtenerUsuario(@PathVariable Long id) {</text:span></text:span></text:p>
      <text:p text:style-name="Preformatted_20_Text"><text:span text:style-name="Source_20_Text"><text:span text:style-name="T2"><text:s text:c="4"/>return usuarioService.buscarPorId(id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5. </text:span><text:span text:style-name="Source_20_Text"><text:span text:style-name="T2">@PostMapping</text:span></text:span></text:h>
      <text:p text:style-name="P4">Maneja solicitudes HTTP POST, generalmente utilizadas para enviar datos al servidor.</text:p>
      <text:p text:style-name="Text_20_body"><text:soft-page-break/><text:span text:style-name="Strong_20_Emphasis"><text:span text:style-name="T2">Ejemplo:</text:span></text:span></text:p>
      <text:p text:style-name="Preformatted_20_Text"><text:span text:style-name="Source_20_Text"><text:span text:style-name="T2">@PostMapping("/usuarios")</text:span></text:span></text:p>
      <text:p text:style-name="Preformatted_20_Text"><text:span text:style-name="Source_20_Text"><text:span text:style-name="T2">public Usuario crearUsuario(@RequestBody Usuario usuario) {</text:span></text:span></text:p>
      <text:p text:style-name="Preformatted_20_Text"><text:span text:style-name="Source_20_Text"><text:span text:style-name="T2"><text:s text:c="4"/>return usuarioService.guardar(usuario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6. </text:span><text:span text:style-name="Source_20_Text"><text:span text:style-name="T2">@RequestBody</text:span></text:span></text:h>
      <text:p text:style-name="P4">Se usa para mapear el cuerpo de una solicitud HTTP en un objeto Java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PostMapping("/productos")</text:span></text:span></text:p>
      <text:p text:style-name="Preformatted_20_Text"><text:span text:style-name="Source_20_Text"><text:span text:style-name="T2">public Producto agregarProducto(@RequestBody Producto producto) {</text:span></text:span></text:p>
      <text:p text:style-name="Preformatted_20_Text"><text:span text:style-name="Source_20_Text"><text:span text:style-name="T2"><text:s text:c="4"/>return productoService.agregar(producto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7. </text:span><text:span text:style-name="Source_20_Text"><text:span text:style-name="T2">@PutMapping</text:span></text:span></text:h>
      <text:p text:style-name="P4">Maneja solicitudes HTTP PUT para actualizar recursos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PutMapping("/usuarios/{id}")</text:span></text:span></text:p>
      <text:p text:style-name="Preformatted_20_Text"><text:span text:style-name="Source_20_Text"><text:span text:style-name="T2">public Usuario actualizarUsuario(@PathVariable Long id, @RequestBody Usuario usuario) {</text:span></text:span></text:p>
      <text:p text:style-name="Preformatted_20_Text"><text:span text:style-name="Source_20_Text"><text:span text:style-name="T2"><text:s text:c="4"/>return usuarioService.actualizar(id, usuario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8. </text:span><text:span text:style-name="Source_20_Text"><text:span text:style-name="T2">@DeleteMapping</text:span></text:span></text:h>
      <text:p text:style-name="P4">Maneja solicitudes HTTP DELETE para eliminar recursos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DeleteMapping("/usuarios/{id}")</text:span></text:span></text:p>
      <text:p text:style-name="Preformatted_20_Text"><text:span text:style-name="Source_20_Text"><text:span text:style-name="T2">public void eliminarUsuario(@PathVariable Long id) {</text:span></text:span></text:p>
      <text:p text:style-name="Preformatted_20_Text"><text:span text:style-name="Source_20_Text"><text:span text:style-name="T2"><text:s text:c="4"/>usuarioService.eliminar(id);</text:span></text:span></text:p>
      <text:p text:style-name="P2"><text:span text:style-name="Source_20_Text"><text:span text:style-name="T2">}</text:span></text:span></text:p>
      <text:h text:style-name="Heading_20_3" text:outline-level="3"><text:span text:style-name="T2">9. </text:span><text:span text:style-name="Source_20_Text"><text:span text:style-name="T2">@Service</text:span></text:span></text:h>
      <text:p text:style-name="P4">Marca una clase como un servicio dentro del patrón de diseño MVC en Spring. Se utiliza en la capa de lógica de negocio.</text:p>
      <text:p text:style-name="Text_20_body"><text:span text:style-name="Strong_20_Emphasis"><text:span text:style-name="T2">Ejemplo:</text:span></text:span></text:p>
      <text:p text:style-name="Preformatted_20_Text"><text:span text:style-name="Source_20_Text"><text:span text:style-name="T2">@Service</text:span></text:span></text:p>
      <text:p text:style-name="Preformatted_20_Text"><text:span text:style-name="Source_20_Text"><text:span text:style-name="T2">public class UsuarioService {</text:span></text:span></text:p>
      <text:p text:style-name="Preformatted_20_Text"><text:span text:style-name="Source_20_Text"><text:span text:style-name="T2"><text:s text:c="4"/>public List&lt;Usuario&gt; listarUsuarios() {</text:span></text:span></text:p>
      <text:p text:style-name="Preformatted_20_Text"><text:span text:style-name="Source_20_Text"><text:span text:style-name="T2"><text:s text:c="8"/>return usuarioRepository.findAll();</text:span></text:span></text:p>
      <text:p text:style-name="Preformatted_20_Text"><text:span text:style-name="Source_20_Text"><text:span text:style-name="T2"><text:s text:c="4"/>}</text:span></text:span></text:p>
      <text:p text:style-name="P2"><text:span text:style-name="Source_20_Text"><text:span text:style-name="T2">}</text:span></text:span></text:p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4bc3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3T10:41:40.795000000</meta:creation-date>
    <dc:date>2025-03-02T11:59:30.146000000</dc:date>
    <meta:editing-duration>PT32M50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126" meta:word-count="663" meta:character-count="5159" meta:non-whitespace-character-count="4525"/>
  </office:meta>
</office:document-meta>
</file>